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a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igonometr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, sin, tan, cot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os, asin, at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, co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bolic trigonometr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sh, sinh, tanh, cotan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osh, asinh, atan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h, cose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onenti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, exp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_men, exp_mend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a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n, logb, log10, log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mma, Be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ctorial, poch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plete gam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omplete gamma upper/low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, 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omplete bet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Zeta</text:p>
          </table:table-cell>
          <table:table-cell office:value-type="string" calcext:value-type="string">
            <text:p>Rieman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emann zeta, zeta_m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29:24.816510130</meta:creation-date>
    <dc:date>2022-06-21T09:36:19.217576788</dc:date>
    <meta:editing-duration>PT6M55S</meta:editing-duration>
    <meta:editing-cycles>1</meta:editing-cycles>
    <meta:document-statistic meta:table-count="1" meta:cell-count="26" meta:object-count="0"/>
    <meta:generator>LibreOffice/7.3.3.2$Linux_X86_64 LibreOffice_project/30$Build-2</meta:generator>
  </office:meta>
</office:document-meta>
</file>